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3.5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882in"/>
    </style:style>
    <style:style style:name="co5" style:family="table-column">
      <style:table-column-properties fo:break-before="auto" style:column-width="7.122in"/>
    </style:style>
    <style:style style:name="co6" style:family="table-column">
      <style:table-column-properties fo:break-before="auto" style:column-width="6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NU-TEX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⬇️CUSTOM EVENT⬇️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GA4 # C01. Track Time on Page Using GTM for GA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GA4 # C02. Inject Custom Event Using GTM for GA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GA4 # C03. Inject Custom Event Using GTM for GA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⬇️RECOMMANDED EVENT⬇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GA4 # R01. add_payment_inf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GA4 # R02. add_shipping_inf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GA4 # R03. add_to_car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GA4 # R05. begin_checko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GA4 # R10. generate_le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GA4 # R17. purchas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GA4 # R19. ref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GA4 # R20. remove_from_car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GA4 # R23. select_ite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GA4 # R32. view_ite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GA4 # R33. view_item_lis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GA4 # R34. view_search_resul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⬇️RECOMMANDED EVENT [COMMING...]⬇️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GA4 # R??-01. add_to_wishlis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GA4 # R??-02. close_convert_lea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GA4 # R??-03. close_unconvert_lea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GA4 # R??-04. disqualify_lea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GA4 # R??-05. earn_virtual_currenc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GA4 # R??-06. join_grou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GA4 # R??-07. level_en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GA4 # R??-08. level_star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GA4 # R??-09. level_u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GA4 # R??-10. logi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GA4 # R??-11. post_sco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GA4 # R??-12. qualify_lea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GA4 # R??-13. search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GA4 # R??-14. select_conten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GA4 # R??-15. select_promotio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GA4 # R??-16. sha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GA4 # R??-17. sign_up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GA4 # R??-18. spend_virtual_currenc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GA4 # R??-19. tutorial_begi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GA4 # R??-20. tutorial_complet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GA4 # R??-21. unlock_achievem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GA4 # R??-22. view_car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GA4 # R??-23. view_promotio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GA4 # R??-24. working_lea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⬇️PREVIOUSLY PRACTICED EVENT⬇️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GA4 # 99. All Event On A Single Pa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GA4 # 99. eCommerce Purchase Journe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⬇️PRACTICE WITH : TAG PLAN⬇️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GA4 # click_element_ta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GA4 # custom_html_ta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GA4 # custom_image_tag_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GA4 # custom_image_ta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GA4 # javascript_error_ta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GA4 # social_media_click_ta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GA4 # timer_ta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⬇️PRACTICE WITH : TRIGGER PLAN⬇️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GA4 # custom_event_trigger---no html fil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GA4 # element_visibility_trigge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GA4 # hash_change_tag_and_trigg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GA4 # page_visibility_trigger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GA4 # window_loaded_trigger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⬇️PRACTICE WITH : VARIABLE PLAN⬇️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GA4 # 321. page_view_data_layer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GA4 # 322. button_click_data_laye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GA4 # 323. scroll_depth_data_layer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GA4 # 324. form_submit_data_layer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GA4 # 325. video_start_data_lay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GA4 # 327. remove_from_cart_data_laye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GA4 # 328. checkout_data_layer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GA4 # 328. purchase_data_layer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GA4 # 329. user_login_data_layer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GA4 # 330. user_logout_data_laye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GA4 # 331. custom_event_data_layer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GA4 # 332. search_data_layer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GA4 # 333. product_view_data_layer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GA4 # 334. download_file_data_lay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GA4 # 335. feedback_submit_data_laye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GA4 # 336. page_timing_data_lay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GA4 # 337. error_tracking_data_layer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GA4 # 338. share_like_dislike_data_layer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GA4 # 339. ad_click_tracking_data_layer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GA4 # 341. form_field_and_focus_changes_data_layer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GA4 # 342. push_frequently_used_data_layer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GA4 # 343. DL_enabled_pag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GA4 # 343. non_DL_enabled_pag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⬇️PRACTICE WITH : EVENT PLAN⬇️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GA4 # contact_for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GA4 # dom_ready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GA4 # history_change_even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GA4 # link_clic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GA4 # outbound_link_clic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GA4 # page_view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GA4 # purchase_confirmation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GA4 # scroll_depth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GA4 # signup_confirmatio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GA4 # signup_for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GA4 # thank_you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GA4 # user_login_for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GA4 # video_complete_even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GA4 # video_engagement_embedded_youtube_vide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GA4 # video_engagement_non_embedded_vide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A4 # video_engagement_repository_vide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GA4 # video_pause_even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GA4 # view_search_resul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GA4 # 01. add_payment_inf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A4 # 02. add_shipping_inf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GA4 # 03. add_to_cart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A4 # 05. begin_checkout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GA4 # 10. generate_lea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A4 # 17. purcha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GA4 # 19. refun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GA4 # 20. remove_from_car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GA4 # 23. select_ite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GA4 # 32. view_ite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GA4 # 33. view_item_list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GA4 # 34. view_search_resul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GA4 # 99. All Event On A Single Pag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GA4 # 99. eCommerce Purchase Journe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++++++++++++++++++++++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GA4 # ??. add_to_wishlis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GA4 # ??. close_convert_lea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GA4 # ??. close_unconvert_lea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GA4 # ??. disqualify_lea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GA4 # ??. earn_virtual_currenc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GA4 # ??. join_group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GA4 # ??. level_en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GA4 # ??. level_star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GA4 # ??. level_u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GA4 # ??. login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GA4 # ??. post_scor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GA4 # ??. qualify_lea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GA4 # ??. search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GA4 # ??. select_content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GA4 # ??. select_promoti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GA4 # ??. shar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GA4 # ??. sign_u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GA4 # ??. spend_virtual_currency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GA4 # ??. tutorial_begi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GA4 # ??. tutorial_complet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GA4 # ??. unlock_achievement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GA4 # ??. view_cart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GA4 # ??. view_promotion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GA4 # ??. working_lea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⬇️CUSTOM EVENT⬇️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GA4 # C01. Track Time on Page Using GTM for GA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GA4 # C02. Inject Custom Event Using GTM for GA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GA4 # C03. Inject Custom Event Using GTM for GA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GA4 # C04. Text Copy Event Tracking Using GTM for GA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⬇️RECOMMANDED EVENT⬇️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GA4 # R01. add_payment_info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GA4 # R02. add_shipping_info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GA4 # R03. add_to_cart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GA4 # R05. begin_checkout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GA4 # R10. generate_lea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GA4 # R17. purchas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GA4 # R19. refun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GA4 # R20. remove_from_car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GA4 # R23. select_ite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GA4 # R32. view_ite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GA4 # R33. view_item_list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GA4 # R34. view_search_result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⬇️RECOMMANDED EVENT [COMMING...]⬇️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GA4 # R??-01. add_to_wishlis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GA4 # R??-02. close_convert_lea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GA4 # R??-03. close_unconvert_lead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GA4 # R??-04. disqualify_lead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GA4 # R??-05. earn_virtual_currency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GA4 # R??-06. join_group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GA4 # R??-07. level_en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GA4 # R??-08. level_start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GA4 # R??-09. level_up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GA4 # R??-10. logi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GA4 # R??-11. post_scor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GA4 # R??-12. qualify_lea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GA4 # R??-13. search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GA4 # R??-14. select_content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GA4 # R??-15. select_promotion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GA4 # R??-16. shar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GA4 # R??-17. sign_up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GA4 # R??-18. spend_virtual_currency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GA4 # R??-19. tutorial_begi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GA4 # R??-20. tutorial_complet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GA4 # R??-21. unlock_achievement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GA4 # R??-22. view_cart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GA4 # R??-23. view_promotio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GA4 # R??-24. working_lead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⬇️PREVIOUSLY PRACTICED EVENT⬇️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GA4 # 99. All Event On A Single Page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GA4 # 99. eCommerce Purchase Journey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⬇️PRACTICE WITH : TAG PLAN⬇️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GA4 # click_element_ta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GA4 # custom_html_ta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GA4 # custom_image_tag_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GA4 # custom_image_ta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GA4 # javascript_error_ta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GA4 # social_media_click_ta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GA4 # timer_ta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⬇️PRACTICE WITH : TRIGGER PLAN⬇️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GA4 # custom_event_trigger---no html fil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GA4 # element_visibility_trigger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GA4 # hash_change_tag_and_trigger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GA4 # page_visibility_trigger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GA4 # window_loaded_trigger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⬇️PRACTICE WITH : VARIABLE PLAN⬇️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GA4 # 321. page_view_data_laye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GA4 # 322. button_click_data_layer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GA4 # 323. scroll_depth_data_layer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GA4 # 324. form_submit_data_layer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GA4 # 325. video_start_data_lay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GA4 # 327. remove_from_cart_data_layer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GA4 # 328. checkout_data_laye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GA4 # 328. purchase_data_layer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GA4 # 329. user_login_data_layer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GA4 # 330. user_logout_data_layer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GA4 # 331. custom_event_data_layer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GA4 # 332. search_data_layer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GA4 # 333. product_view_data_layer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GA4 # 334. download_file_data_lay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GA4 # 335. feedback_submit_data_layer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GA4 # 336. page_timing_data_layer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GA4 # 337. error_tracking_data_layer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GA4 # 338. share_like_dislike_data_layer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GA4 # 339. ad_click_tracking_data_layer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GA4 # 341. form_field_and_focus_changes_data_layer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GA4 # 342. push_frequently_used_data_layer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GA4 # 343. DL_enabled_pag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GA4 # 343. non_DL_enabled_pag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⬇️PRACTICE WITH : EVENT PLAN⬇️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GA4 # contact_form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GA4 # dom_ready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GA4 # history_change_event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GA4 # link_click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GA4 # outbound_link_click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GA4 # page_view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GA4 # purchase_confirmatio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GA4 # scroll_depth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GA4 # signup_confirmatio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GA4 # signup_form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GA4 # thank_you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GA4 # user_login_for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GA4 # video_complete_even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GA4 # video_engagement_embedded_youtube_vide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GA4 # video_engagement_non_embedded_vide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GA4 # video_engagement_repository_vide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GA4 # video_pause_event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GA4 # view_search_result</text:p>
          </table:table-cell>
        </table:table-row>
        <table:table-row table:style-name="ro1" table:number-rows-repeated="104833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ILE-NAME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what-is-custom-event.htm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GA4-C01-Time-On-Page.htm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GA4-C02-Inject-Custom-Event-Using-GTM.htm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GA4-C03-Inject-Custom-Event-Using-GTM.htm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what-is-a-recommended-event.ht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GA4-R01-add_payment_info.htm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GA4-R02-add_shipping_info.htm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GA4-R03-add_to_cart.html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GA4-R05-begin_checkout.htm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GA4-R10-generate_lead.htm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GA4-R17-purchase.htm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GA4-R19-refund.htm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GA4-R20-remove_from_cart.htm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GA4-R23-select_item.htm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GA4-R32-view_item.htm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GA4-R33-view_item_list.htm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GA4-R34-view_search_result.htm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+++++++++++++++++++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GA4-04-add_to_wishlist.html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GA4-06-close_convert_lead.htm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GA4-07-close_unconvert_lead.htm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GA4-08-disqualify_lead.htm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GA4-09-earn_virtual_currency.htm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GA4-11-join_group.htm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GA4-12-level_end.htm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GA4-13-level_start.htm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GA4-14-level_up.htm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GA4-15-login.htm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GA4-16-post_score.html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GA4-18-qualify_lead.html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GA4-21-search.htm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GA4-22-select_content.htm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GA4-24-select_promotion.html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GA4-25-share.html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GA4-26-sign_up.htm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GA4-27-spend_virtual_currency.html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GA4-28-tutorial_begin.htm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GA4-29-tutorial_complete.htm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GA4-30-unlock_achievement.htm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GA4-31-view_cart.html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GA4-34-view_promotion.htm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GA4-35-working_lead.htm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index-99-InshaAllah.html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GA4-99-All-In-One.htm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GA4-99-purchase-journey.htm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what-is-tag.html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GA4-click-element-tag.html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GA4-custom-html-tag.html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GA4-custom-image-tag-1.htm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GA4-custom-image-tag.html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GA4-JavaScript-Error-Tag.htm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GA4-social-media-click-tag.html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GA4-timer-tag.htm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what-is-trigger.html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GA4-custom-event-trigger.html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GA4-element-visibility-trigger.html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GA4-hash-change-tag-and-trigger.html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GA4-page-visibility-trigger.html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GA4-window-loaded-trigger.html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what-is-variable.html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321-page-view-data-layer.html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322-button-click-data-layer.html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323-scroll-depth-data-layer.html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324-form-submit-data-layer.html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325-video-start-data-layer.html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327-remove-from-cart-data-layer.html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328-checkout-data-layer.html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328-purchase-data-layer.html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329-user-login-data-layer.html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330-user-logout-data-layer.html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331-custom-event-data-layer.html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332-search-data-layer.html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333-product-view-data-layer.html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334-download-file-data-layer.html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335-feedback-submit-data-layer.html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336-page-timing-data-layer.html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337-error-tracking-data-layer.html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338-share-like-dislike-data-layer.html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339-Ad-Click-Tracking-Data-Layer.html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341-Form-Field-And-Focus-Changes-Data-Layer.html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342-Push-Frequently-Used-Data-Layers.html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343-DL-Enabled-Page.html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343-Non-DL-Enabled-Page.html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what-is-event.html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GA4-contact-form.html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GA4-dom-ready.html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GA4-history-change-event.html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GA4-link-click.html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GA4-outbound-link-click.html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GA4-page-view.html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GA4-purchase-confirmation.html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GA4-scroll-depth.html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GA4-signup-confirmation.html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GA4-signup-form.html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GA4-thank-you.html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GA4-user-login-form.html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GA4-video-complete-event.html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GA4-video-engagement-with-embedded-youtube-video.html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GA4-video-engagement-with-non-embedded-video.html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GA4-video-engagement-with-repository-video.html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GA4-video-pause-event.html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GA4-view_search_result.html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GA4-R01-add_payment_info.html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GA4-R02-add_shipping_info.html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GA4-R03-add_to_cart.html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GA4-R05-begin_checkout.html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GA4-R10-generate_lead.html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GA4-R17-purchase.html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GA4-R19-refund.html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GA4-R20-remove_from_cart.html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GA4-R23-select_item.html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GA4-R32-view_item.html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GA4-R33-view_item_list.html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GA4-R34-view_search_result.html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GA4-R99-All-In-One.html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GA4-R99-purchase-journey.html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+++++++++++++++++++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GA4-R04-add_to_wishlist.html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GA4-R06-close_convert_lead.html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GA4-R07-close_unconvert_lead.html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GA4-R08-disqualify_lead.html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GA4-R09-earn_virtual_currency.html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GA4-R11-join_group.html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GA4-R12-level_end.html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GA4-R13-level_start.html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GA4-R14-level_up.html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GA4-R15-login.html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GA4-R16-post_score.html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GA4-R18-qualify_lead.html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GA4-R21-search.html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GA4-R22-select_content.html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GA4-R24-select_promotion.html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GA4-R25-share.html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GA4-R26-sign_up.html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GA4-R27-spend_virtual_currency.html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GA4-R28-tutorial_begin.html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GA4-R29-tutorial_complete.html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GA4-R30-unlock_achievement.html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GA4-R31-view_cart.html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GA4-R34-view_promotion.html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GA4-R35-working_lead.html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what-is-custom-event.html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GA4-C01-Time-On-Page.html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GA4-C02-Inject-Custom-Event-Using-GTM.html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GA4-C03-Inject-Custom-Event-Using-GTM.html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GA4-C04-Text-Copy-Event-Tracking.html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what-is-a-recommended-event.html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GA4-R01-add_payment_info.html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GA4-R02-add_shipping_info.html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GA4-R03-add_to_cart.html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GA4-R05-begin_checkout.html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GA4-R10-generate_lead.html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GA4-R17-purchase.html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GA4-R19-refund.html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GA4-R20-remove_from_cart.html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GA4-R23-select_item.html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GA4-R32-view_item.html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GA4-R33-view_item_list.html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GA4-R34-view_search_result.html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index-99-InshaAllah.html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GA4-04-add_to_wishlist.html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GA4-06-close_convert_lead.html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GA4-07-close_unconvert_lead.html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GA4-08-disqualify_lead.html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GA4-09-earn_virtual_currency.html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GA4-11-join_group.html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GA4-12-level_end.html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GA4-13-level_start.html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GA4-14-level_up.html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GA4-15-login.html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GA4-16-post_score.html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GA4-18-qualify_lead.html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GA4-21-search.html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GA4-22-select_content.html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GA4-24-select_promotion.html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GA4-25-share.html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GA4-26-sign_up.html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GA4-27-spend_virtual_currency.html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GA4-28-tutorial_begin.html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GA4-29-tutorial_complete.html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GA4-30-unlock_achievement.html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GA4-31-view_cart.html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GA4-34-view_promotion.html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GA4-35-working_lead.html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index-99-InshaAllah.html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GA4-99-All-In-One.html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GA4-99-purchase-journey.html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what-is-tag.html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GA4-click-element-tag.html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GA4-custom-html-tag.html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GA4-custom-image-tag-1.html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GA4-custom-image-tag.html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GA4-JavaScript-Error-Tag.html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GA4-social-media-click-tag.html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GA4-timer-tag.html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what-is-trigger.html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GA4-custom-event-trigger.html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GA4-element-visibility-trigger.html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GA4-hash-change-tag-and-trigger.html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GA4-page-visibility-trigger.html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GA4-window-loaded-trigger.html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what-is-variable.html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321-page-view-data-layer.html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322-button-click-data-layer.html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323-scroll-depth-data-layer.html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324-form-submit-data-layer.html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325-video-start-data-layer.html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327-remove-from-cart-data-layer.html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328-checkout-data-layer.html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328-purchase-data-layer.html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329-user-login-data-layer.html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330-user-logout-data-layer.html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331-custom-event-data-layer.html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332-search-data-layer.html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333-product-view-data-layer.html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334-download-file-data-layer.html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335-feedback-submit-data-layer.html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336-page-timing-data-layer.html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337-error-tracking-data-layer.html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338-share-like-dislike-data-layer.html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339-Ad-Click-Tracking-Data-Layer.html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341-Form-Field-And-Focus-Changes-Data-Layer.html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342-Push-Frequently-Used-Data-Layers.html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343-DL-Enabled-Page.html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343-Non-DL-Enabled-Page.html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what-is-event.html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GA4-contact-form.html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GA4-dom-ready.html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GA4-history-change-event.html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GA4-link-click.html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GA4-outbound-link-click.html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GA4-page-view.html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GA4-purchase-confirmation.html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GA4-scroll-depth.html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GA4-signup-confirmation.html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GA4-signup-form.html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GA4-thank-you.html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GA4-user-login-form.html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GA4-video-complete-event.html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GA4-video-engagement-with-embedded-youtube-video.html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GA4-video-engagement-with-non-embedded-video.html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GA4-video-engagement-with-repository-video.html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GA4-video-pause-event.html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GA4-view_search_result.html</text:p>
          </table:table-cell>
          <table:table-cell/>
        </table:table-row>
        <table:table-row table:style-name="ro1" table:number-rows-repeated="104833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AST-MENU" table:style-name="ta2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what-is-custom-event.html"&gt;⬇️CUSTOM EVENT⬇️</text:p>
          </table:table-cell>
          <table:table-cell/>
          <table:table-cell office:value-type="string" calcext:value-type="string">
            <text:p>what-is-custom-event.html"&gt;⬇️CUSTOM EVENT⬇️</text:p>
          </table:table-cell>
        </table:table-row>
        <table:table-row table:style-name="ro2">
          <table:table-cell office:value-type="string" calcext:value-type="string">
            <text:p>GA4-C01-Time-On-Page.html"&gt;GA4 # C01. Track Time on Page Using GTM for GA4</text:p>
          </table:table-cell>
          <table:table-cell/>
          <table:table-cell office:value-type="string" calcext:value-type="string">
            <text:p>Time-On-Page.html"&gt;GA4 # C01. Track Time on Page Using GTM for GA4</text:p>
          </table:table-cell>
        </table:table-row>
        <table:table-row table:style-name="ro2">
          <table:table-cell office:value-type="string" calcext:value-type="string">
            <text:p>GA4-C02-Inject-Custom-Event-Using-GTM.html"&gt;GA4 # C02. Inject Custom Event Using GTM for GA4</text:p>
          </table:table-cell>
          <table:table-cell/>
          <table:table-cell office:value-type="string" calcext:value-type="string">
            <text:p>Inject-Custom-Event-Using-GTM.html"&gt;GA4 # C02. Inject Custom Event Using GTM for GA4</text:p>
          </table:table-cell>
        </table:table-row>
        <table:table-row table:style-name="ro2">
          <table:table-cell office:value-type="string" calcext:value-type="string">
            <text:p>GA4-C03-Inject-Custom-Event-Using-GTM.html"&gt;GA4 # C03. Inject Custom Event Using GTM for GA4</text:p>
          </table:table-cell>
          <table:table-cell/>
          <table:table-cell office:value-type="string" calcext:value-type="string">
            <text:p>Inject-Custom-Event-Using-GTM.html"&gt;GA4 # C03. Inject Custom Event Using GTM for GA4</text:p>
          </table:table-cell>
        </table:table-row>
        <table:table-row table:style-name="ro2">
          <table:table-cell office:value-type="string" calcext:value-type="string">
            <text:p>GA4-C04-Text-Copy-Event-Tracking.html"&gt;GA4 # C04. Text Copy Event Tracking Using GTM for GA4</text:p>
          </table:table-cell>
          <table:table-cell/>
          <table:table-cell office:value-type="string" calcext:value-type="string">
            <text:p>what-is-a-recommended-event.html"&gt;⬇️RECOMMANDED EVENT⬇️</text:p>
          </table:table-cell>
        </table:table-row>
        <table:table-row table:style-name="ro2">
          <table:table-cell office:value-type="string" calcext:value-type="string">
            <text:p>what-is-a-recommended-event.html"&gt;⬇️RECOMMANDED EVENT⬇️</text:p>
          </table:table-cell>
          <table:table-cell/>
          <table:table-cell office:value-type="string" calcext:value-type="string">
            <text:p>add_payment_info.html"&gt;GA4 # R01. add_payment_info</text:p>
          </table:table-cell>
        </table:table-row>
        <table:table-row table:style-name="ro2">
          <table:table-cell office:value-type="string" calcext:value-type="string">
            <text:p>GA4-R01-add_payment_info.html"&gt;GA4 # R01. add_payment_info</text:p>
          </table:table-cell>
          <table:table-cell/>
          <table:table-cell office:value-type="string" calcext:value-type="string">
            <text:p>add_shipping_info.html"&gt;GA4 # R02. add_shipping_info</text:p>
          </table:table-cell>
        </table:table-row>
        <table:table-row table:style-name="ro2">
          <table:table-cell office:value-type="string" calcext:value-type="string">
            <text:p>GA4-R02-add_shipping_info.html"&gt;GA4 # R02. add_shipping_info</text:p>
          </table:table-cell>
          <table:table-cell/>
          <table:table-cell office:value-type="string" calcext:value-type="string">
            <text:p>add_to_cart.html"&gt;GA4 # R03. add_to_cart</text:p>
          </table:table-cell>
        </table:table-row>
        <table:table-row table:style-name="ro2">
          <table:table-cell office:value-type="string" calcext:value-type="string">
            <text:p>GA4-R03-add_to_cart.html"&gt;GA4 # R03. add_to_cart</text:p>
          </table:table-cell>
          <table:table-cell/>
          <table:table-cell office:value-type="string" calcext:value-type="string">
            <text:p>begin_checkout.html"&gt;GA4 # R05. begin_checkout</text:p>
          </table:table-cell>
        </table:table-row>
        <table:table-row table:style-name="ro2">
          <table:table-cell office:value-type="string" calcext:value-type="string">
            <text:p>GA4-R05-begin_checkout.html"&gt;GA4 # R05. begin_checkout</text:p>
          </table:table-cell>
          <table:table-cell/>
          <table:table-cell office:value-type="string" calcext:value-type="string">
            <text:p>generate_lead.html"&gt;GA4 # R10. generate_lead</text:p>
          </table:table-cell>
        </table:table-row>
        <table:table-row table:style-name="ro2">
          <table:table-cell office:value-type="string" calcext:value-type="string">
            <text:p>GA4-R10-generate_lead.html"&gt;GA4 # R10. generate_lead</text:p>
          </table:table-cell>
          <table:table-cell/>
          <table:table-cell office:value-type="string" calcext:value-type="string">
            <text:p>purchase.html"&gt;GA4 # R17. purchase</text:p>
          </table:table-cell>
        </table:table-row>
        <table:table-row table:style-name="ro2">
          <table:table-cell office:value-type="string" calcext:value-type="string">
            <text:p>GA4-R17-purchase.html"&gt;GA4 # R17. purchase</text:p>
          </table:table-cell>
          <table:table-cell/>
          <table:table-cell office:value-type="string" calcext:value-type="string">
            <text:p>refund.html"&gt;GA4 # R19. refund</text:p>
          </table:table-cell>
        </table:table-row>
        <table:table-row table:style-name="ro2">
          <table:table-cell office:value-type="string" calcext:value-type="string">
            <text:p>GA4-R19-refund.html"&gt;GA4 # R19. refund</text:p>
          </table:table-cell>
          <table:table-cell/>
          <table:table-cell office:value-type="string" calcext:value-type="string">
            <text:p>remove_from_cart.html"&gt;GA4 # R20. remove_from_cart</text:p>
          </table:table-cell>
        </table:table-row>
        <table:table-row table:style-name="ro2">
          <table:table-cell office:value-type="string" calcext:value-type="string">
            <text:p>GA4-R20-remove_from_cart.html"&gt;GA4 # R20. remove_from_cart</text:p>
          </table:table-cell>
          <table:table-cell/>
          <table:table-cell office:value-type="string" calcext:value-type="string">
            <text:p>select_item.html"&gt;GA4 # R23. select_item</text:p>
          </table:table-cell>
        </table:table-row>
        <table:table-row table:style-name="ro2">
          <table:table-cell office:value-type="string" calcext:value-type="string">
            <text:p>GA4-R23-select_item.html"&gt;GA4 # R23. select_item</text:p>
          </table:table-cell>
          <table:table-cell/>
          <table:table-cell office:value-type="string" calcext:value-type="string">
            <text:p>view_item.html"&gt;GA4 # R32. view_item</text:p>
          </table:table-cell>
        </table:table-row>
        <table:table-row table:style-name="ro2">
          <table:table-cell office:value-type="string" calcext:value-type="string">
            <text:p>GA4-R32-view_item.html"&gt;GA4 # R32. view_item</text:p>
          </table:table-cell>
          <table:table-cell/>
          <table:table-cell office:value-type="string" calcext:value-type="string">
            <text:p>view_item_list.html"&gt;GA4 # R33. view_item_list</text:p>
          </table:table-cell>
        </table:table-row>
        <table:table-row table:style-name="ro2">
          <table:table-cell office:value-type="string" calcext:value-type="string">
            <text:p>GA4-R33-view_item_list.html"&gt;GA4 # R33. view_item_list</text:p>
          </table:table-cell>
          <table:table-cell/>
          <table:table-cell office:value-type="string" calcext:value-type="string">
            <text:p>view_search_result.html"&gt;GA4 # R34. view_search_result</text:p>
          </table:table-cell>
        </table:table-row>
        <table:table-row table:style-name="ro2">
          <table:table-cell office:value-type="string" calcext:value-type="string">
            <text:p>GA4-R34-view_search_result.html"&gt;GA4 # R34. view_search_result</text:p>
          </table:table-cell>
          <table:table-cell/>
          <table:table-cell office:value-type="string" calcext:value-type="string">
            <text:p>index-99-InshaAllah.html"&gt;⬇️RECOMMANDED EVENT [COMMING...]⬇️</text:p>
          </table:table-cell>
        </table:table-row>
        <table:table-row table:style-name="ro2">
          <table:table-cell office:value-type="string" calcext:value-type="string">
            <text:p>index-99-InshaAllah.html"&gt;⬇️RECOMMANDED EVENT [COMMING...]⬇️</text:p>
          </table:table-cell>
          <table:table-cell/>
          <table:table-cell office:value-type="string" calcext:value-type="string">
            <text:p>add_to_wishlist.html"&gt;GA4 # R??-01. add_to_wishlist</text:p>
          </table:table-cell>
        </table:table-row>
        <table:table-row table:style-name="ro2">
          <table:table-cell office:value-type="string" calcext:value-type="string">
            <text:p>GA4-04-add_to_wishlist.html"&gt;GA4 # R??-01. add_to_wishlist</text:p>
          </table:table-cell>
          <table:table-cell/>
          <table:table-cell office:value-type="string" calcext:value-type="string">
            <text:p>close_convert_lead.html"&gt;GA4 # R??-02. close_convert_lead</text:p>
          </table:table-cell>
        </table:table-row>
        <table:table-row table:style-name="ro2">
          <table:table-cell office:value-type="string" calcext:value-type="string">
            <text:p>GA4-06-close_convert_lead.html"&gt;GA4 # R??-02. close_convert_lead</text:p>
          </table:table-cell>
          <table:table-cell/>
          <table:table-cell office:value-type="string" calcext:value-type="string">
            <text:p>close_unconvert_lead.html"&gt;GA4 # R??-03. close_unconvert_lead</text:p>
          </table:table-cell>
        </table:table-row>
        <table:table-row table:style-name="ro2">
          <table:table-cell office:value-type="string" calcext:value-type="string">
            <text:p>GA4-07-close_unconvert_lead.html"&gt;GA4 # R??-03. close_unconvert_lead</text:p>
          </table:table-cell>
          <table:table-cell/>
          <table:table-cell office:value-type="string" calcext:value-type="string">
            <text:p>disqualify_lead.html"&gt;GA4 # R??-04. disqualify_lead</text:p>
          </table:table-cell>
        </table:table-row>
        <table:table-row table:style-name="ro2">
          <table:table-cell office:value-type="string" calcext:value-type="string">
            <text:p>GA4-08-disqualify_lead.html"&gt;GA4 # R??-04. disqualify_lead</text:p>
          </table:table-cell>
          <table:table-cell/>
          <table:table-cell office:value-type="string" calcext:value-type="string">
            <text:p>earn_virtual_currency.html"&gt;GA4 # R??-05. earn_virtual_currency</text:p>
          </table:table-cell>
        </table:table-row>
        <table:table-row table:style-name="ro2">
          <table:table-cell office:value-type="string" calcext:value-type="string">
            <text:p>GA4-09-earn_virtual_currency.html"&gt;GA4 # R??-05. earn_virtual_currency</text:p>
          </table:table-cell>
          <table:table-cell/>
          <table:table-cell office:value-type="string" calcext:value-type="string">
            <text:p>join_group.html"&gt;GA4 # R??-06. join_group</text:p>
          </table:table-cell>
        </table:table-row>
        <table:table-row table:style-name="ro2">
          <table:table-cell office:value-type="string" calcext:value-type="string">
            <text:p>GA4-11-join_group.html"&gt;GA4 # R??-06. join_group</text:p>
          </table:table-cell>
          <table:table-cell/>
          <table:table-cell office:value-type="string" calcext:value-type="string">
            <text:p>level_end.html"&gt;GA4 # R??-07. level_end</text:p>
          </table:table-cell>
        </table:table-row>
        <table:table-row table:style-name="ro2">
          <table:table-cell office:value-type="string" calcext:value-type="string">
            <text:p>GA4-12-level_end.html"&gt;GA4 # R??-07. level_end</text:p>
          </table:table-cell>
          <table:table-cell/>
          <table:table-cell office:value-type="string" calcext:value-type="string">
            <text:p>level_start.html"&gt;GA4 # R??-08. level_start</text:p>
          </table:table-cell>
        </table:table-row>
        <table:table-row table:style-name="ro2">
          <table:table-cell office:value-type="string" calcext:value-type="string">
            <text:p>GA4-13-level_start.html"&gt;GA4 # R??-08. level_start</text:p>
          </table:table-cell>
          <table:table-cell/>
          <table:table-cell office:value-type="string" calcext:value-type="string">
            <text:p>level_up.html"&gt;GA4 # R??-09. level_up</text:p>
          </table:table-cell>
        </table:table-row>
        <table:table-row table:style-name="ro2">
          <table:table-cell office:value-type="string" calcext:value-type="string">
            <text:p>GA4-14-level_up.html"&gt;GA4 # R??-09. level_up</text:p>
          </table:table-cell>
          <table:table-cell/>
          <table:table-cell office:value-type="string" calcext:value-type="string">
            <text:p>login.html"&gt;GA4 # R??-10. login</text:p>
          </table:table-cell>
        </table:table-row>
        <table:table-row table:style-name="ro2">
          <table:table-cell office:value-type="string" calcext:value-type="string">
            <text:p>GA4-15-login.html"&gt;GA4 # R??-10. login</text:p>
          </table:table-cell>
          <table:table-cell/>
          <table:table-cell office:value-type="string" calcext:value-type="string">
            <text:p>post_score.html"&gt;GA4 # R??-11. post_score</text:p>
          </table:table-cell>
        </table:table-row>
        <table:table-row table:style-name="ro2">
          <table:table-cell office:value-type="string" calcext:value-type="string">
            <text:p>GA4-16-post_score.html"&gt;GA4 # R??-11. post_score</text:p>
          </table:table-cell>
          <table:table-cell/>
          <table:table-cell office:value-type="string" calcext:value-type="string">
            <text:p>qualify_lead.html"&gt;GA4 # R??-12. qualify_lead</text:p>
          </table:table-cell>
        </table:table-row>
        <table:table-row table:style-name="ro2">
          <table:table-cell office:value-type="string" calcext:value-type="string">
            <text:p>GA4-18-qualify_lead.html"&gt;GA4 # R??-12. qualify_lead</text:p>
          </table:table-cell>
          <table:table-cell/>
          <table:table-cell office:value-type="string" calcext:value-type="string">
            <text:p>search.html"&gt;GA4 # R??-13. search</text:p>
          </table:table-cell>
        </table:table-row>
        <table:table-row table:style-name="ro2">
          <table:table-cell office:value-type="string" calcext:value-type="string">
            <text:p>GA4-21-search.html"&gt;GA4 # R??-13. search</text:p>
          </table:table-cell>
          <table:table-cell/>
          <table:table-cell office:value-type="string" calcext:value-type="string">
            <text:p>select_content.html"&gt;GA4 # R??-14. select_content</text:p>
          </table:table-cell>
        </table:table-row>
        <table:table-row table:style-name="ro2">
          <table:table-cell office:value-type="string" calcext:value-type="string">
            <text:p>GA4-22-select_content.html"&gt;GA4 # R??-14. select_content</text:p>
          </table:table-cell>
          <table:table-cell/>
          <table:table-cell office:value-type="string" calcext:value-type="string">
            <text:p>select_promotion.html"&gt;GA4 # R??-15. select_promotion</text:p>
          </table:table-cell>
        </table:table-row>
        <table:table-row table:style-name="ro2">
          <table:table-cell office:value-type="string" calcext:value-type="string">
            <text:p>GA4-24-select_promotion.html"&gt;GA4 # R??-15. select_promotion</text:p>
          </table:table-cell>
          <table:table-cell/>
          <table:table-cell office:value-type="string" calcext:value-type="string">
            <text:p>share.html"&gt;GA4 # R??-16. share</text:p>
          </table:table-cell>
        </table:table-row>
        <table:table-row table:style-name="ro2">
          <table:table-cell office:value-type="string" calcext:value-type="string">
            <text:p>GA4-25-share.html"&gt;GA4 # R??-16. share</text:p>
          </table:table-cell>
          <table:table-cell/>
          <table:table-cell office:value-type="string" calcext:value-type="string">
            <text:p>sign_up.html"&gt;GA4 # R??-17. sign_up</text:p>
          </table:table-cell>
        </table:table-row>
        <table:table-row table:style-name="ro2">
          <table:table-cell office:value-type="string" calcext:value-type="string">
            <text:p>GA4-26-sign_up.html"&gt;GA4 # R??-17. sign_up</text:p>
          </table:table-cell>
          <table:table-cell/>
          <table:table-cell office:value-type="string" calcext:value-type="string">
            <text:p>spend_virtual_currency.html"&gt;GA4 # R??-18. spend_virtual_currency</text:p>
          </table:table-cell>
        </table:table-row>
        <table:table-row table:style-name="ro2">
          <table:table-cell office:value-type="string" calcext:value-type="string">
            <text:p>GA4-27-spend_virtual_currency.html"&gt;GA4 # R??-18. spend_virtual_currency</text:p>
          </table:table-cell>
          <table:table-cell/>
          <table:table-cell office:value-type="string" calcext:value-type="string">
            <text:p>tutorial_begin.html"&gt;GA4 # R??-19. tutorial_begin</text:p>
          </table:table-cell>
        </table:table-row>
        <table:table-row table:style-name="ro2">
          <table:table-cell office:value-type="string" calcext:value-type="string">
            <text:p>GA4-28-tutorial_begin.html"&gt;GA4 # R??-19. tutorial_begin</text:p>
          </table:table-cell>
          <table:table-cell/>
          <table:table-cell office:value-type="string" calcext:value-type="string">
            <text:p>tutorial_complete.html"&gt;GA4 # R??-20. tutorial_complete</text:p>
          </table:table-cell>
        </table:table-row>
        <table:table-row table:style-name="ro2">
          <table:table-cell office:value-type="string" calcext:value-type="string">
            <text:p>GA4-29-tutorial_complete.html"&gt;GA4 # R??-20. tutorial_complete</text:p>
          </table:table-cell>
          <table:table-cell/>
          <table:table-cell office:value-type="string" calcext:value-type="string">
            <text:p>unlock_achievement.html"&gt;GA4 # R??-21. unlock_achievement</text:p>
          </table:table-cell>
        </table:table-row>
        <table:table-row table:style-name="ro2">
          <table:table-cell office:value-type="string" calcext:value-type="string">
            <text:p>GA4-30-unlock_achievement.html"&gt;GA4 # R??-21. unlock_achievement</text:p>
          </table:table-cell>
          <table:table-cell/>
          <table:table-cell office:value-type="string" calcext:value-type="string">
            <text:p>view_cart.html"&gt;GA4 # R??-22. view_cart</text:p>
          </table:table-cell>
        </table:table-row>
        <table:table-row table:style-name="ro2">
          <table:table-cell office:value-type="string" calcext:value-type="string">
            <text:p>GA4-31-view_cart.html"&gt;GA4 # R??-22. view_cart</text:p>
          </table:table-cell>
          <table:table-cell/>
          <table:table-cell office:value-type="string" calcext:value-type="string">
            <text:p>view_promotion.html"&gt;GA4 # R??-23. view_promotion</text:p>
          </table:table-cell>
        </table:table-row>
        <table:table-row table:style-name="ro2">
          <table:table-cell office:value-type="string" calcext:value-type="string">
            <text:p>GA4-34-view_promotion.html"&gt;GA4 # R??-23. view_promotion</text:p>
          </table:table-cell>
          <table:table-cell/>
          <table:table-cell office:value-type="string" calcext:value-type="string">
            <text:p>working_lead.html"&gt;GA4 # R??-24. working_lead</text:p>
          </table:table-cell>
        </table:table-row>
        <table:table-row table:style-name="ro2">
          <table:table-cell office:value-type="string" calcext:value-type="string">
            <text:p>GA4-35-working_lead.html"&gt;GA4 # R??-24. working_lead</text:p>
          </table:table-cell>
          <table:table-cell/>
          <table:table-cell office:value-type="string" calcext:value-type="string">
            <text:p>index-99-InshaAllah.html"&gt;⬇️PREVIOUSLY PRACTICED EVENT⬇️</text:p>
          </table:table-cell>
        </table:table-row>
        <table:table-row table:style-name="ro2">
          <table:table-cell office:value-type="string" calcext:value-type="string">
            <text:p>index-99-InshaAllah.html"&gt;⬇️PREVIOUSLY PRACTICED EVENT⬇️</text:p>
          </table:table-cell>
          <table:table-cell/>
          <table:table-cell office:value-type="string" calcext:value-type="string">
            <text:p>All-In-One.html"&gt;GA4 # 99. All Event On A Single Page</text:p>
          </table:table-cell>
        </table:table-row>
        <table:table-row table:style-name="ro2">
          <table:table-cell office:value-type="string" calcext:value-type="string">
            <text:p>GA4-99-All-In-One.html"&gt;GA4 # 99. All Event On A Single Page</text:p>
          </table:table-cell>
          <table:table-cell/>
          <table:table-cell office:value-type="string" calcext:value-type="string">
            <text:p>purchase-journey.html"&gt;GA4 # 99. eCommerce Purchase Journey</text:p>
          </table:table-cell>
        </table:table-row>
        <table:table-row table:style-name="ro2">
          <table:table-cell office:value-type="string" calcext:value-type="string">
            <text:p>GA4-99-purchase-journey.html"&gt;GA4 # 99. eCommerce Purchase Journey</text:p>
          </table:table-cell>
          <table:table-cell/>
          <table:table-cell office:value-type="string" calcext:value-type="string">
            <text:p>what-is-tag.html"&gt;⬇️PRACTICE WITH : TAG PLAN⬇️</text:p>
          </table:table-cell>
        </table:table-row>
        <table:table-row table:style-name="ro2">
          <table:table-cell office:value-type="string" calcext:value-type="string">
            <text:p>what-is-tag.html"&gt;⬇️PRACTICE WITH : TAG PLAN⬇️</text:p>
          </table:table-cell>
          <table:table-cell/>
          <table:table-cell office:value-type="string" calcext:value-type="string">
            <text:p>click-element-tag.html"&gt;GA4 # click_element_tag</text:p>
          </table:table-cell>
        </table:table-row>
        <table:table-row table:style-name="ro2">
          <table:table-cell office:value-type="string" calcext:value-type="string">
            <text:p>GA4-click-element-tag.html"&gt;GA4 # click_element_tag</text:p>
          </table:table-cell>
          <table:table-cell/>
          <table:table-cell office:value-type="string" calcext:value-type="string">
            <text:p>custom-html-tag.html"&gt;GA4 # custom_html_tag</text:p>
          </table:table-cell>
        </table:table-row>
        <table:table-row table:style-name="ro2">
          <table:table-cell office:value-type="string" calcext:value-type="string">
            <text:p>GA4-custom-html-tag.html"&gt;GA4 # custom_html_tag</text:p>
          </table:table-cell>
          <table:table-cell/>
          <table:table-cell office:value-type="string" calcext:value-type="string">
            <text:p>custom-image-tag-1.html"&gt;GA4 # custom_image_tag_1</text:p>
          </table:table-cell>
        </table:table-row>
        <table:table-row table:style-name="ro2">
          <table:table-cell office:value-type="string" calcext:value-type="string">
            <text:p>GA4-custom-image-tag-1.html"&gt;GA4 # custom_image_tag_1</text:p>
          </table:table-cell>
          <table:table-cell/>
          <table:table-cell office:value-type="string" calcext:value-type="string">
            <text:p>custom-image-tag.html"&gt;GA4 # custom_image_tag</text:p>
          </table:table-cell>
        </table:table-row>
        <table:table-row table:style-name="ro2">
          <table:table-cell office:value-type="string" calcext:value-type="string">
            <text:p>GA4-custom-image-tag.html"&gt;GA4 # custom_image_tag</text:p>
          </table:table-cell>
          <table:table-cell/>
          <table:table-cell office:value-type="string" calcext:value-type="string">
            <text:p>JavaScript-Error-Tag.html"&gt;GA4 # javascript_error_tag</text:p>
          </table:table-cell>
        </table:table-row>
        <table:table-row table:style-name="ro2">
          <table:table-cell office:value-type="string" calcext:value-type="string">
            <text:p>GA4-JavaScript-Error-Tag.html"&gt;GA4 # javascript_error_tag</text:p>
          </table:table-cell>
          <table:table-cell/>
          <table:table-cell office:value-type="string" calcext:value-type="string">
            <text:p>social-media-click-tag.html"&gt;GA4 # social_media_click_tag</text:p>
          </table:table-cell>
        </table:table-row>
        <table:table-row table:style-name="ro2">
          <table:table-cell office:value-type="string" calcext:value-type="string">
            <text:p>GA4-social-media-click-tag.html"&gt;GA4 # social_media_click_tag</text:p>
          </table:table-cell>
          <table:table-cell/>
          <table:table-cell office:value-type="string" calcext:value-type="string">
            <text:p>timer-tag.html"&gt;GA4 # timer_tag</text:p>
          </table:table-cell>
        </table:table-row>
        <table:table-row table:style-name="ro2">
          <table:table-cell office:value-type="string" calcext:value-type="string">
            <text:p>GA4-timer-tag.html"&gt;GA4 # timer_tag</text:p>
          </table:table-cell>
          <table:table-cell/>
          <table:table-cell office:value-type="string" calcext:value-type="string">
            <text:p>what-is-trigger.html"&gt;⬇️PRACTICE WITH : TRIGGER PLAN⬇️</text:p>
          </table:table-cell>
        </table:table-row>
        <table:table-row table:style-name="ro2">
          <table:table-cell office:value-type="string" calcext:value-type="string">
            <text:p>what-is-trigger.html"&gt;⬇️PRACTICE WITH : TRIGGER PLAN⬇️</text:p>
          </table:table-cell>
          <table:table-cell/>
          <table:table-cell office:value-type="string" calcext:value-type="string">
            <text:p>custom-event-trigger.html"&gt;GA4 # custom_event_trigger---no html file</text:p>
          </table:table-cell>
        </table:table-row>
        <table:table-row table:style-name="ro2">
          <table:table-cell office:value-type="string" calcext:value-type="string">
            <text:p>GA4-custom-event-trigger.html"&gt;GA4 # custom_event_trigger---no html file</text:p>
          </table:table-cell>
          <table:table-cell/>
          <table:table-cell office:value-type="string" calcext:value-type="string">
            <text:p>element-visibility-trigger.html"&gt;GA4 # element_visibility_trigger</text:p>
          </table:table-cell>
        </table:table-row>
        <table:table-row table:style-name="ro2">
          <table:table-cell office:value-type="string" calcext:value-type="string">
            <text:p>GA4-element-visibility-trigger.html"&gt;GA4 # element_visibility_trigger</text:p>
          </table:table-cell>
          <table:table-cell/>
          <table:table-cell office:value-type="string" calcext:value-type="string">
            <text:p>hash-change-tag-and-trigger.html"&gt;GA4 # hash_change_tag_and_trigger</text:p>
          </table:table-cell>
        </table:table-row>
        <table:table-row table:style-name="ro2">
          <table:table-cell office:value-type="string" calcext:value-type="string">
            <text:p>GA4-hash-change-tag-and-trigger.html"&gt;GA4 # hash_change_tag_and_trigger</text:p>
          </table:table-cell>
          <table:table-cell/>
          <table:table-cell office:value-type="string" calcext:value-type="string">
            <text:p>page-visibility-trigger.html"&gt;GA4 # page_visibility_trigger</text:p>
          </table:table-cell>
        </table:table-row>
        <table:table-row table:style-name="ro2">
          <table:table-cell office:value-type="string" calcext:value-type="string">
            <text:p>GA4-page-visibility-trigger.html"&gt;GA4 # page_visibility_trigger</text:p>
          </table:table-cell>
          <table:table-cell/>
          <table:table-cell office:value-type="string" calcext:value-type="string">
            <text:p>window-loaded-trigger.html"&gt;GA4 # window_loaded_trigger</text:p>
          </table:table-cell>
        </table:table-row>
        <table:table-row table:style-name="ro2">
          <table:table-cell office:value-type="string" calcext:value-type="string">
            <text:p>GA4-window-loaded-trigger.html"&gt;GA4 # window_loaded_trigger</text:p>
          </table:table-cell>
          <table:table-cell/>
          <table:table-cell office:value-type="string" calcext:value-type="string">
            <text:p>what-is-variable.html"&gt;⬇️PRACTICE WITH : VARIABLE PLAN⬇️</text:p>
          </table:table-cell>
        </table:table-row>
        <table:table-row table:style-name="ro2">
          <table:table-cell office:value-type="string" calcext:value-type="string">
            <text:p>what-is-variable.html"&gt;⬇️PRACTICE WITH : VARIABLE PLAN⬇️</text:p>
          </table:table-cell>
          <table:table-cell/>
          <table:table-cell office:value-type="string" calcext:value-type="string">
            <text:p>page-view-data-layer.html"&gt;GA4 # 321. page_view_data_layer</text:p>
          </table:table-cell>
        </table:table-row>
        <table:table-row table:style-name="ro2">
          <table:table-cell office:value-type="string" calcext:value-type="string">
            <text:p>321-page-view-data-layer.html"&gt;GA4 # 321. page_view_data_layer</text:p>
          </table:table-cell>
          <table:table-cell/>
          <table:table-cell office:value-type="string" calcext:value-type="string">
            <text:p>button-click-data-layer.html"&gt;GA4 # 322. button_click_data_layer</text:p>
          </table:table-cell>
        </table:table-row>
        <table:table-row table:style-name="ro2">
          <table:table-cell office:value-type="string" calcext:value-type="string">
            <text:p>322-button-click-data-layer.html"&gt;GA4 # 322. button_click_data_layer</text:p>
          </table:table-cell>
          <table:table-cell/>
          <table:table-cell office:value-type="string" calcext:value-type="string">
            <text:p>scroll-depth-data-layer.html"&gt;GA4 # 323. scroll_depth_data_layer</text:p>
          </table:table-cell>
        </table:table-row>
        <table:table-row table:style-name="ro2">
          <table:table-cell office:value-type="string" calcext:value-type="string">
            <text:p>323-scroll-depth-data-layer.html"&gt;GA4 # 323. scroll_depth_data_layer</text:p>
          </table:table-cell>
          <table:table-cell/>
          <table:table-cell office:value-type="string" calcext:value-type="string">
            <text:p>form-submit-data-layer.html"&gt;GA4 # 324. form_submit_data_layer</text:p>
          </table:table-cell>
        </table:table-row>
        <table:table-row table:style-name="ro2">
          <table:table-cell office:value-type="string" calcext:value-type="string">
            <text:p>324-form-submit-data-layer.html"&gt;GA4 # 324. form_submit_data_layer</text:p>
          </table:table-cell>
          <table:table-cell/>
          <table:table-cell office:value-type="string" calcext:value-type="string">
            <text:p>video-start-data-layer.html"&gt;GA4 # 325. video_start_data_layer</text:p>
          </table:table-cell>
        </table:table-row>
        <table:table-row table:style-name="ro2">
          <table:table-cell office:value-type="string" calcext:value-type="string">
            <text:p>325-video-start-data-layer.html"&gt;GA4 # 325. video_start_data_layer</text:p>
          </table:table-cell>
          <table:table-cell/>
          <table:table-cell office:value-type="string" calcext:value-type="string">
            <text:p>remove-from-cart-data-layer.html"&gt;GA4 # 327. remove_from_cart_data_layer</text:p>
          </table:table-cell>
        </table:table-row>
        <table:table-row table:style-name="ro2">
          <table:table-cell office:value-type="string" calcext:value-type="string">
            <text:p>327-remove-from-cart-data-layer.html"&gt;GA4 # 327. remove_from_cart_data_layer</text:p>
          </table:table-cell>
          <table:table-cell/>
          <table:table-cell office:value-type="string" calcext:value-type="string">
            <text:p>checkout-data-layer.html"&gt;GA4 # 328. checkout_data_layer</text:p>
          </table:table-cell>
        </table:table-row>
        <table:table-row table:style-name="ro2">
          <table:table-cell office:value-type="string" calcext:value-type="string">
            <text:p>328-checkout-data-layer.html"&gt;GA4 # 328. checkout_data_layer</text:p>
          </table:table-cell>
          <table:table-cell/>
          <table:table-cell office:value-type="string" calcext:value-type="string">
            <text:p>purchase-data-layer.html"&gt;GA4 # 328. purchase_data_layer</text:p>
          </table:table-cell>
        </table:table-row>
        <table:table-row table:style-name="ro2">
          <table:table-cell office:value-type="string" calcext:value-type="string">
            <text:p>328-purchase-data-layer.html"&gt;GA4 # 328. purchase_data_layer</text:p>
          </table:table-cell>
          <table:table-cell/>
          <table:table-cell office:value-type="string" calcext:value-type="string">
            <text:p>user-login-data-layer.html"&gt;GA4 # 329. user_login_data_layer</text:p>
          </table:table-cell>
        </table:table-row>
        <table:table-row table:style-name="ro2">
          <table:table-cell office:value-type="string" calcext:value-type="string">
            <text:p>329-user-login-data-layer.html"&gt;GA4 # 329. user_login_data_layer</text:p>
          </table:table-cell>
          <table:table-cell/>
          <table:table-cell office:value-type="string" calcext:value-type="string">
            <text:p>user-logout-data-layer.html"&gt;GA4 # 330. user_logout_data_layer</text:p>
          </table:table-cell>
        </table:table-row>
        <table:table-row table:style-name="ro2">
          <table:table-cell office:value-type="string" calcext:value-type="string">
            <text:p>330-user-logout-data-layer.html"&gt;GA4 # 330. user_logout_data_layer</text:p>
          </table:table-cell>
          <table:table-cell/>
          <table:table-cell office:value-type="string" calcext:value-type="string">
            <text:p>custom-event-data-layer.html"&gt;GA4 # 331. custom_event_data_layer</text:p>
          </table:table-cell>
        </table:table-row>
        <table:table-row table:style-name="ro2">
          <table:table-cell office:value-type="string" calcext:value-type="string">
            <text:p>331-custom-event-data-layer.html"&gt;GA4 # 331. custom_event_data_layer</text:p>
          </table:table-cell>
          <table:table-cell/>
          <table:table-cell office:value-type="string" calcext:value-type="string">
            <text:p>search-data-layer.html"&gt;GA4 # 332. search_data_layer</text:p>
          </table:table-cell>
        </table:table-row>
        <table:table-row table:style-name="ro2">
          <table:table-cell office:value-type="string" calcext:value-type="string">
            <text:p>332-search-data-layer.html"&gt;GA4 # 332. search_data_layer</text:p>
          </table:table-cell>
          <table:table-cell/>
          <table:table-cell office:value-type="string" calcext:value-type="string">
            <text:p>product-view-data-layer.html"&gt;GA4 # 333. product_view_data_layer</text:p>
          </table:table-cell>
        </table:table-row>
        <table:table-row table:style-name="ro2">
          <table:table-cell office:value-type="string" calcext:value-type="string">
            <text:p>333-product-view-data-layer.html"&gt;GA4 # 333. product_view_data_layer</text:p>
          </table:table-cell>
          <table:table-cell/>
          <table:table-cell office:value-type="string" calcext:value-type="string">
            <text:p>download-file-data-layer.html"&gt;GA4 # 334. download_file_data_layer</text:p>
          </table:table-cell>
        </table:table-row>
        <table:table-row table:style-name="ro2">
          <table:table-cell office:value-type="string" calcext:value-type="string">
            <text:p>334-download-file-data-layer.html"&gt;GA4 # 334. download_file_data_layer</text:p>
          </table:table-cell>
          <table:table-cell/>
          <table:table-cell office:value-type="string" calcext:value-type="string">
            <text:p>feedback-submit-data-layer.html"&gt;GA4 # 335. feedback_submit_data_layer</text:p>
          </table:table-cell>
        </table:table-row>
        <table:table-row table:style-name="ro2">
          <table:table-cell office:value-type="string" calcext:value-type="string">
            <text:p>335-feedback-submit-data-layer.html"&gt;GA4 # 335. feedback_submit_data_layer</text:p>
          </table:table-cell>
          <table:table-cell/>
          <table:table-cell office:value-type="string" calcext:value-type="string">
            <text:p>page-timing-data-layer.html"&gt;GA4 # 336. page_timing_data_layer</text:p>
          </table:table-cell>
        </table:table-row>
        <table:table-row table:style-name="ro2">
          <table:table-cell office:value-type="string" calcext:value-type="string">
            <text:p>336-page-timing-data-layer.html"&gt;GA4 # 336. page_timing_data_layer</text:p>
          </table:table-cell>
          <table:table-cell/>
          <table:table-cell office:value-type="string" calcext:value-type="string">
            <text:p>error-tracking-data-layer.html"&gt;GA4 # 337. error_tracking_data_layer</text:p>
          </table:table-cell>
        </table:table-row>
        <table:table-row table:style-name="ro2">
          <table:table-cell office:value-type="string" calcext:value-type="string">
            <text:p>337-error-tracking-data-layer.html"&gt;GA4 # 337. error_tracking_data_layer</text:p>
          </table:table-cell>
          <table:table-cell/>
          <table:table-cell office:value-type="string" calcext:value-type="string">
            <text:p>share-like-dislike-data-layer.html"&gt;GA4 # 338. share_like_dislike_data_layer</text:p>
          </table:table-cell>
        </table:table-row>
        <table:table-row table:style-name="ro2">
          <table:table-cell office:value-type="string" calcext:value-type="string">
            <text:p>338-share-like-dislike-data-layer.html"&gt;GA4 # 338. share_like_dislike_data_layer</text:p>
          </table:table-cell>
          <table:table-cell/>
          <table:table-cell office:value-type="string" calcext:value-type="string">
            <text:p>Ad-Click-Tracking-Data-Layer.html"&gt;GA4 # 339. ad_click_tracking_data_layer</text:p>
          </table:table-cell>
        </table:table-row>
        <table:table-row table:style-name="ro2">
          <table:table-cell office:value-type="string" calcext:value-type="string">
            <text:p>339-Ad-Click-Tracking-Data-Layer.html"&gt;GA4 # 339. ad_click_tracking_data_layer</text:p>
          </table:table-cell>
          <table:table-cell/>
          <table:table-cell office:value-type="string" calcext:value-type="string">
            <text:p>Form-Field-And-Focus-Changes-Data-Layer.html"&gt;GA4 # 341. form_field_and_focus_changes_data_layer</text:p>
          </table:table-cell>
        </table:table-row>
        <table:table-row table:style-name="ro2">
          <table:table-cell office:value-type="string" calcext:value-type="string">
            <text:p>341-Form-Field-And-Focus-Changes-Data-Layer.html"&gt;GA4 # 341. form_field_and_focus_changes_data_layer</text:p>
          </table:table-cell>
          <table:table-cell/>
          <table:table-cell office:value-type="string" calcext:value-type="string">
            <text:p>Push-Frequently-Used-Data-Layers.html"&gt;GA4 # 342. push_frequently_used_data_layers</text:p>
          </table:table-cell>
        </table:table-row>
        <table:table-row table:style-name="ro2">
          <table:table-cell office:value-type="string" calcext:value-type="string">
            <text:p>342-Push-Frequently-Used-Data-Layers.html"&gt;GA4 # 342. push_frequently_used_data_layers</text:p>
          </table:table-cell>
          <table:table-cell/>
          <table:table-cell office:value-type="string" calcext:value-type="string">
            <text:p>DL-Enabled-Page.html"&gt;GA4 # 343. DL_enabled_page</text:p>
          </table:table-cell>
        </table:table-row>
        <table:table-row table:style-name="ro2">
          <table:table-cell office:value-type="string" calcext:value-type="string">
            <text:p>343-DL-Enabled-Page.html"&gt;GA4 # 343. DL_enabled_page</text:p>
          </table:table-cell>
          <table:table-cell/>
          <table:table-cell office:value-type="string" calcext:value-type="string">
            <text:p>Non-DL-Enabled-Page.html"&gt;GA4 # 343. non_DL_enabled_page</text:p>
          </table:table-cell>
        </table:table-row>
        <table:table-row table:style-name="ro2">
          <table:table-cell office:value-type="string" calcext:value-type="string">
            <text:p>343-Non-DL-Enabled-Page.html"&gt;GA4 # 343. non_DL_enabled_page</text:p>
          </table:table-cell>
          <table:table-cell/>
          <table:table-cell office:value-type="string" calcext:value-type="string">
            <text:p>what-is-event.html"&gt;⬇️PRACTICE WITH : EVENT PLAN⬇️</text:p>
          </table:table-cell>
        </table:table-row>
        <table:table-row table:style-name="ro2">
          <table:table-cell office:value-type="string" calcext:value-type="string">
            <text:p>what-is-event.html"&gt;⬇️PRACTICE WITH : EVENT PLAN⬇️</text:p>
          </table:table-cell>
          <table:table-cell/>
          <table:table-cell office:value-type="string" calcext:value-type="string">
            <text:p>contact-form.html"&gt;GA4 # contact_form</text:p>
          </table:table-cell>
        </table:table-row>
        <table:table-row table:style-name="ro2">
          <table:table-cell office:value-type="string" calcext:value-type="string">
            <text:p>GA4-contact-form.html"&gt;GA4 # contact_form</text:p>
          </table:table-cell>
          <table:table-cell/>
          <table:table-cell office:value-type="string" calcext:value-type="string">
            <text:p>dom-ready.html"&gt;GA4 # dom_ready</text:p>
          </table:table-cell>
        </table:table-row>
        <table:table-row table:style-name="ro2">
          <table:table-cell office:value-type="string" calcext:value-type="string">
            <text:p>GA4-dom-ready.html"&gt;GA4 # dom_ready</text:p>
          </table:table-cell>
          <table:table-cell/>
          <table:table-cell office:value-type="string" calcext:value-type="string">
            <text:p>history-change-event.html"&gt;GA4 # history_change_event</text:p>
          </table:table-cell>
        </table:table-row>
        <table:table-row table:style-name="ro2">
          <table:table-cell office:value-type="string" calcext:value-type="string">
            <text:p>GA4-history-change-event.html"&gt;GA4 # history_change_event</text:p>
          </table:table-cell>
          <table:table-cell/>
          <table:table-cell office:value-type="string" calcext:value-type="string">
            <text:p>link-click.html"&gt;GA4 # link_click</text:p>
          </table:table-cell>
        </table:table-row>
        <table:table-row table:style-name="ro2">
          <table:table-cell office:value-type="string" calcext:value-type="string">
            <text:p>GA4-link-click.html"&gt;GA4 # link_click</text:p>
          </table:table-cell>
          <table:table-cell/>
          <table:table-cell office:value-type="string" calcext:value-type="string">
            <text:p>outbound-link-click.html"&gt;GA4 # outbound_link_click</text:p>
          </table:table-cell>
        </table:table-row>
        <table:table-row table:style-name="ro2">
          <table:table-cell office:value-type="string" calcext:value-type="string">
            <text:p>GA4-outbound-link-click.html"&gt;GA4 # outbound_link_click</text:p>
          </table:table-cell>
          <table:table-cell/>
          <table:table-cell office:value-type="string" calcext:value-type="string">
            <text:p>page-view.html"&gt;GA4 # page_view</text:p>
          </table:table-cell>
        </table:table-row>
        <table:table-row table:style-name="ro2">
          <table:table-cell office:value-type="string" calcext:value-type="string">
            <text:p>GA4-page-view.html"&gt;GA4 # page_view</text:p>
          </table:table-cell>
          <table:table-cell/>
          <table:table-cell office:value-type="string" calcext:value-type="string">
            <text:p>purchase-confirmation.html"&gt;GA4 # purchase_confirmation</text:p>
          </table:table-cell>
        </table:table-row>
        <table:table-row table:style-name="ro2">
          <table:table-cell office:value-type="string" calcext:value-type="string">
            <text:p>GA4-purchase-confirmation.html"&gt;GA4 # purchase_confirmation</text:p>
          </table:table-cell>
          <table:table-cell/>
          <table:table-cell office:value-type="string" calcext:value-type="string">
            <text:p>scroll-depth.html"&gt;GA4 # scroll_depth</text:p>
          </table:table-cell>
        </table:table-row>
        <table:table-row table:style-name="ro2">
          <table:table-cell office:value-type="string" calcext:value-type="string">
            <text:p>GA4-scroll-depth.html"&gt;GA4 # scroll_depth</text:p>
          </table:table-cell>
          <table:table-cell/>
          <table:table-cell office:value-type="string" calcext:value-type="string">
            <text:p>signup-confirmation.html"&gt;GA4 # signup_confirmation</text:p>
          </table:table-cell>
        </table:table-row>
        <table:table-row table:style-name="ro2">
          <table:table-cell office:value-type="string" calcext:value-type="string">
            <text:p>GA4-signup-confirmation.html"&gt;GA4 # signup_confirmation</text:p>
          </table:table-cell>
          <table:table-cell/>
          <table:table-cell office:value-type="string" calcext:value-type="string">
            <text:p>signup-form.html"&gt;GA4 # signup_form</text:p>
          </table:table-cell>
        </table:table-row>
        <table:table-row table:style-name="ro2">
          <table:table-cell office:value-type="string" calcext:value-type="string">
            <text:p>GA4-signup-form.html"&gt;GA4 # signup_form</text:p>
          </table:table-cell>
          <table:table-cell/>
          <table:table-cell office:value-type="string" calcext:value-type="string">
            <text:p>thank-you.html"&gt;GA4 # thank_you</text:p>
          </table:table-cell>
        </table:table-row>
        <table:table-row table:style-name="ro2">
          <table:table-cell office:value-type="string" calcext:value-type="string">
            <text:p>GA4-thank-you.html"&gt;GA4 # thank_you</text:p>
          </table:table-cell>
          <table:table-cell/>
          <table:table-cell office:value-type="string" calcext:value-type="string">
            <text:p>user-login-form.html"&gt;GA4 # user_login_form</text:p>
          </table:table-cell>
        </table:table-row>
        <table:table-row table:style-name="ro2">
          <table:table-cell office:value-type="string" calcext:value-type="string">
            <text:p>GA4-user-login-form.html"&gt;GA4 # user_login_form</text:p>
          </table:table-cell>
          <table:table-cell/>
          <table:table-cell office:value-type="string" calcext:value-type="string">
            <text:p>video-complete-event.html"&gt;GA4 # video_complete_event</text:p>
          </table:table-cell>
        </table:table-row>
        <table:table-row table:style-name="ro2">
          <table:table-cell office:value-type="string" calcext:value-type="string">
            <text:p>GA4-video-complete-event.html"&gt;GA4 # video_complete_event</text:p>
          </table:table-cell>
          <table:table-cell/>
          <table:table-cell office:value-type="string" calcext:value-type="string">
            <text:p>video-engagement-with-embedded-youtube-video.html"&gt;GA4 # video_engagement_embedded_youtube_video</text:p>
          </table:table-cell>
        </table:table-row>
        <table:table-row table:style-name="ro2">
          <table:table-cell office:value-type="string" calcext:value-type="string">
            <text:p>GA4-video-engagement-with-embedded-youtube-video.html"&gt;GA4 # video_engagement_embedded_youtube_video</text:p>
          </table:table-cell>
          <table:table-cell/>
          <table:table-cell office:value-type="string" calcext:value-type="string">
            <text:p>video-engagement-with-non-embedded-video.html"&gt;GA4 # video_engagement_non_embedded_video</text:p>
          </table:table-cell>
        </table:table-row>
        <table:table-row table:style-name="ro2">
          <table:table-cell office:value-type="string" calcext:value-type="string">
            <text:p>GA4-video-engagement-with-non-embedded-video.html"&gt;GA4 # video_engagement_non_embedded_video</text:p>
          </table:table-cell>
          <table:table-cell/>
          <table:table-cell office:value-type="string" calcext:value-type="string">
            <text:p>video-engagement-with-repository-video.html"&gt;GA4 # video_engagement_repository_video</text:p>
          </table:table-cell>
        </table:table-row>
        <table:table-row table:style-name="ro2">
          <table:table-cell office:value-type="string" calcext:value-type="string">
            <text:p>GA4-video-engagement-with-repository-video.html"&gt;GA4 # video_engagement_repository_video</text:p>
          </table:table-cell>
          <table:table-cell/>
          <table:table-cell office:value-type="string" calcext:value-type="string">
            <text:p>video-pause-event.html"&gt;GA4 # video_pause_event</text:p>
          </table:table-cell>
        </table:table-row>
        <table:table-row table:style-name="ro2">
          <table:table-cell office:value-type="string" calcext:value-type="string">
            <text:p>GA4-video-pause-event.html"&gt;GA4 # video_pause_event</text:p>
          </table:table-cell>
          <table:table-cell/>
          <table:table-cell office:value-type="string" calcext:value-type="string">
            <text:p>view_search_result.html"&gt;GA4 # view_search_result</text:p>
          </table:table-cell>
        </table:table-row>
        <table:table-row table:style-name="ro2">
          <table:table-cell office:value-type="string" calcext:value-type="string">
            <text:p>GA4-view_search_result.html"&gt;GA4 # view_search_resul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'FILE-NAME'.A1:'FILE-NAME'.XFD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0:49:53</meta:creation-date>
    <dc:date>2025-05-01T20:46:01.674000000</dc:date>
    <meta:generator>LibreOffice/7.4.1.2$Windows_X86_64 LibreOffice_project/3c58a8f3a960df8bc8fd77b461821e42c061c5f0</meta:generator>
    <meta:editing-duration>PT4M46S</meta:editing-duration>
    <meta:editing-cycles>1</meta:editing-cycles>
    <meta:document-statistic meta:table-count="3" meta:cell-count="1181" meta:object-count="0"/>
    <meta:user-defined meta:name="AppVersion">12.0000</meta:user-defined>
  </office:meta>
</office:document-meta>
</file>